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language="el" fo:country="GR" officeooo:rsid="001f791e" officeooo:paragraph-rsid="001f791e" style:font-size-asian="13.1000003814697pt" style:font-size-complex="15pt"/>
    </style:style>
    <style:style style:name="P2" style:family="paragraph" style:parent-style-name="Standard">
      <style:text-properties fo:font-size="15pt" fo:language="en" fo:country="US" officeooo:rsid="001f791e" officeooo:paragraph-rsid="001f791e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1f791e" officeooo:paragraph-rsid="001f791e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size="15pt" officeooo:rsid="00200c47" officeooo:paragraph-rsid="00200c47" style:font-size-asian="13.1000003814697pt" style:font-size-complex="15pt"/>
    </style:style>
    <style:style style:name="P5" style:family="paragraph" style:parent-style-name="Table_20_Contents">
      <style:text-properties fo:font-size="15pt" fo:language="el" fo:country="GR" officeooo:rsid="00200c47" officeooo:paragraph-rsid="00200c47" style:font-size-asian="13.1000003814697pt" style:font-size-complex="15pt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20pt" fo:language="el" fo:country="GR" fo:font-weight="bold" officeooo:rsid="00200c47" officeooo:paragraph-rsid="00200c47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15pt" fo:language="el" fo:country="GR" fo:font-weight="normal" officeooo:rsid="001f791e" officeooo:paragraph-rsid="001f791e" style:font-size-asian="13.1000003814697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189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22d189" style:font-weight-asian="normal" style:font-weight-complex="normal"/>
    </style:style>
    <style:style style:name="T7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Πατατομπαταρία</text:p>
      <text:p text:style-name="P1"/>
      <text:p text:style-name="P1">Ρόντος Έκτορας-Θωμάς</text:p>
      <text:p text:style-name="P1">ΑΕΜ: 9477</text:p>
      <text:p text:style-name="P2">email: <text:a xlink:type="simple" xlink:href="mailto:rontekto@auth.gr" text:style-name="Internet_20_link" text:visited-style-name="Visited_20_Internet_20_Link">rontekto@ece.auth.gr</text:a></text:p>
      <text:p text:style-name="P2"/>
      <text:p text:style-name="P1"><text:s text:c="2"/><text:tab/>Η αρχική μέτρηση έγινε με μία πατατομπαρία και η ένδειξη του πολυμέτρου ήταν 0.94<text:span text:style-name="T4">V.</text:span> Με την πάροδο του χρόνου η τάση παρέμενε <text:span text:style-name="T1">σχετικά </text:span><text:span text:style-name="T2">σταθερή, με μία ελάχιστη πτώση. </text:span></text:p>
      <text:p text:style-name="P7"/>
      <text:p text:style-name="P1"><text:span text:style-name="T2"><text:tab/>Ύστερα, συνδέθηκε μέσω ράστερ, φορτίο αντίστασης 1</text:span><text:span text:style-name="T5">k</text:span><text:span text:style-name="T2">Ω. Οι παρακάτω ενδείξεις πάρθηκαν σε μία περίοδο τεσσάρων ωρών, ανά μισή ώρα: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Τάση </text:p>
          </table:table-cell>
          <table:table-cell table:style-name="Table1.B1" office:value-type="string">
            <text:p text:style-name="P6">Ένταση </text:p>
          </table:table-cell>
        </table:table-row>
        <table:table-row>
          <table:table-cell table:style-name="Table1.A2" office:value-type="string">
            <text:p text:style-name="P4">0,14V</text:p>
          </table:table-cell>
          <table:table-cell table:style-name="Table1.B2" office:value-type="string">
            <text:p text:style-name="P4">112<text:span text:style-name="T7">μ</text:span><text:span text:style-name="T4">A</text:span></text:p>
          </table:table-cell>
        </table:table-row>
        <table:table-row>
          <table:table-cell table:style-name="Table1.A2" office:value-type="string">
            <text:p text:style-name="P4">0,07V</text:p>
          </table:table-cell>
          <table:table-cell table:style-name="Table1.B2" office:value-type="string">
            <text:p text:style-name="P5">90μA</text:p>
          </table:table-cell>
        </table:table-row>
        <table:table-row>
          <table:table-cell table:style-name="Table1.A2" office:value-type="string">
            <text:p text:style-name="P4">0,07V</text:p>
          </table:table-cell>
          <table:table-cell table:style-name="Table1.B2" office:value-type="string">
            <text:p text:style-name="P5">81μA</text:p>
          </table:table-cell>
        </table:table-row>
        <table:table-row>
          <table:table-cell table:style-name="Table1.A2" office:value-type="string">
            <text:p text:style-name="P4">0,07V</text:p>
          </table:table-cell>
          <table:table-cell table:style-name="Table1.B2" office:value-type="string">
            <text:p text:style-name="P5">76μA</text:p>
          </table:table-cell>
        </table:table-row>
        <table:table-row>
          <table:table-cell table:style-name="Table1.A2" office:value-type="string">
            <text:p text:style-name="P4">0,07V</text:p>
          </table:table-cell>
          <table:table-cell table:style-name="Table1.B2" office:value-type="string">
            <text:p text:style-name="P5">75μA</text:p>
          </table:table-cell>
        </table:table-row>
        <table:table-row>
          <table:table-cell table:style-name="Table1.A2" office:value-type="string">
            <text:p text:style-name="P4">0,04V</text:p>
          </table:table-cell>
          <table:table-cell table:style-name="Table1.B2" office:value-type="string">
            <text:p text:style-name="P5">50μA</text:p>
          </table:table-cell>
        </table:table-row>
        <table:table-row>
          <table:table-cell table:style-name="Table1.A2" office:value-type="string">
            <text:p text:style-name="P4">0,04V</text:p>
          </table:table-cell>
          <table:table-cell table:style-name="Table1.B2" office:value-type="string">
            <text:p text:style-name="P5">50μA</text:p>
          </table:table-cell>
        </table:table-row>
        <table:table-row>
          <table:table-cell table:style-name="Table1.A2" office:value-type="string">
            <text:p text:style-name="P4">0,04V</text:p>
          </table:table-cell>
          <table:table-cell table:style-name="Table1.B2" office:value-type="string">
            <text:p text:style-name="P5">50μ<text:span text:style-name="T4">A</text:span>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B2" office:value-type="string">
            <text:p text:style-name="P4">0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6:19:08.176000000</meta:creation-date>
    <dc:date>2019-03-16T17:06:08.874000000</dc:date>
    <meta:editing-duration>PT19M52S</meta:editing-duration>
    <meta:editing-cycles>4</meta:editing-cycles>
    <meta:generator>LibreOffice/4.4.3.2$Windows_x86 LibreOffice_project/88805f81e9fe61362df02b9941de8e38a9b5fd16</meta:generator>
    <meta:document-statistic meta:table-count="1" meta:image-count="0" meta:object-count="0" meta:page-count="1" meta:paragraph-count="26" meta:word-count="74" meta:character-count="454" meta:non-whitespace-character-count="399"/>
  </office:meta>
</office:document-meta>
</file>